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style:font-name-complex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Orçamento1</text:p>
          </table:table-cell>
          <table:table-cell office:value-type="string" calcext:value-type="string">
            <text:p>Orçamento2</text:p>
          </table:table-cell>
        </table:table-row>
        <table:table-row table:style-name="ro1">
          <table:table-cell/>
          <table:table-cell office:value-type="string" calcext:value-type="string">
            <text:p>A10º T0,2mm</text:p>
          </table:table-cell>
          <table:table-cell office:value-type="string" calcext:value-type="string">
            <text:p>Fresa para gravação com ângulo de corte de 10º, 0,2mm de comprimento de corte, comprimento total minimo de 30mm, haste com diâmetro de 3,175mm ou 1/8’’</text:p>
          </table:table-cell>
          <table:table-cell office:value-type="string" calcext:value-type="string">
            <text:p><text:a xlink:href="https://www.codigog.com.br/item-Fresa_de_Gravacao_Flat_10_graus__x_0.2mm_Metal_Duro-242.htm" xlink:type="simple">Link1</text:a></text:p>
          </table:table-cell>
          <table:table-cell office:value-type="string" calcext:value-type="string">
            <text:p>NJ3.1001*38</text:p>
          </table:table-cell>
        </table:table-row>
        <table:table-row table:style-name="ro1">
          <table:table-cell/>
          <table:table-cell office:value-type="string" calcext:value-type="string">
            <text:p>A15º T0,2mm</text:p>
          </table:table-cell>
          <table:table-cell office:value-type="string" calcext:value-type="string">
            <text:p>Fresa para gravação com ângulo de corte de 15º, 0,2mm de comprimento de corte, comprimento total minimo de 30mm, haste com diâmetro de 3,175mm ou 1/8’’</text:p>
          </table:table-cell>
          <table:table-cell office:value-type="string" calcext:value-type="string">
            <text:p><text:a xlink:href="https://www.codigog.com.br/item-Fresa_de_Gravacao_Flat_15_graus__x_0.2mm_Metal_Duro-1090.htm" xlink:type="simple">Link1</text:a></text:p>
          </table:table-cell>
          <table:table-cell office:value-type="string" calcext:value-type="string">
            <text:p>NJ3.1502*3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30º</text:span> T0,2mm</text:p>
          </table:table-cell>
          <table:table-cell office:value-type="string" calcext:value-type="string">
            <text:p>Fresa para gravação com ângulo de corte de 30º, 0,2mm de comprimento de corte, comprimento total minimo de 30mm, haste com diâmetro de 3,175mm ou 1/8’’</text:p>
          </table:table-cell>
          <table:table-cell table:style-name="ce7" office:value-type="string" calcext:value-type="string">
            <text:p><text:span text:style-name="T2"><text:a xlink:href="https://www.codigog.com.br/item-Fresa_de_Gravacao_Flat_30_graus__x_0.2mm_Metal_Duro-1091.htm" xlink:type="simple">Link1</text:a></text:span></text:p>
          </table:table-cell>
          <table:table-cell office:value-type="string" calcext:value-type="string">
            <text:p>NJ3.3002*38</text:p>
          </table:table-cell>
        </table:table-row>
        <table:table-row table:style-name="ro1">
          <table:table-cell/>
          <table:table-cell office:value-type="string" calcext:value-type="string">
            <text:p>A45º T0,3mm</text:p>
          </table:table-cell>
          <table:table-cell office:value-type="string" calcext:value-type="string">
            <text:p>Fresa para gravação com ângulo de corte de 45º, 0,3mm de comprimento de corte, comprimento total minimo de 30mm, haste com diâmetro de 3,175mm ou 1/8’’</text:p>
          </table:table-cell>
          <table:table-cell office:value-type="string" calcext:value-type="string">
            <text:p><text:a xlink:href="https://www.codigog.com.br/item-Fresa_de_Gravacao_Flat_45_graus__x_0.3mm_Metal_Duro-330.htm" xlink:type="simple">Link1</text:a></text:p>
          </table:table-cell>
          <table:table-cell office:value-type="string" calcext:value-type="string">
            <text:p>NJ3.4503*38</text:p>
          </table:table-cell>
        </table:table-row>
        <table:table-row table:style-name="ro1">
          <table:table-cell/>
          <table:table-cell table:style-name="ce3" office:value-type="string" calcext:value-type="string">
            <text:p>A60º T0,3mm</text:p>
          </table:table-cell>
          <table:table-cell office:value-type="string" calcext:value-type="string">
            <text:p>Fresa para gravação com ângulo de corte de 60º, 0,3mm de comprimento de corte, comprimento total minimo de 30mm, haste com diâmetro de 3,175mm ou 1/8’’</text:p>
          </table:table-cell>
          <table:table-cell office:value-type="string" calcext:value-type="string">
            <text:p><text:a xlink:href="https://www.codigog.com.br/item-Fresa_de_Gravacao_Flat_60_graus__x_0.3mm_Metal_Duro-331.htm" xlink:type="simple">Link1</text:a></text:p>
          </table:table-cell>
          <table:table-cell office:value-type="string" calcext:value-type="string">
            <text:p>NJ3.6003*38</text:p>
          </table:table-cell>
        </table:table-row>
        <table:table-row table:style-name="ro1">
          <table:table-cell/>
          <table:table-cell office:value-type="string" calcext:value-type="string">
            <text:p>A90º T0,3mm</text:p>
          </table:table-cell>
          <table:table-cell office:value-type="string" calcext:value-type="string">
            <text:p>Fresa para gravação com ângulo de corte de 90º, 0,3mm de comprimento de corte, comprimento total minimo de 30mm, haste com diâmetro de 3,175mm ou 1/8’’</text:p>
          </table:table-cell>
          <table:table-cell office:value-type="string" calcext:value-type="string">
            <text:p><text:a xlink:href="https://www.codigog.com.br/item-Fresa_de_Gravacao_Flat_90_graus__x_0.3mm_Metal_Duro-158.htm" xlink:type="simple">Link1</text:a></text:p>
          </table:table-cell>
          <table:table-cell office:value-type="string" calcext:value-type="string">
            <text:p>NJ3.9003*38</text:p>
          </table:table-cell>
        </table:table-row>
        <table:table-row table:style-name="ro1">
          <table:table-cell/>
          <table:table-cell table:style-name="ce4"/>
          <table:table-cell table:style-name="ce6"/>
          <table:table-cell table:style-name="ce4" table:number-columns-repeated="2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/>
          <table:table-cell table:style-name="ce5" office:value-type="string" calcext:value-type="string">
            <text:p>A90º T0,2mm</text:p>
          </table:table-cell>
          <table:table-cell office:value-type="string" calcext:value-type="string">
            <text:p>Fresa para confecção de PCB com ângulo de corte de 90º,0,2mm de comprimento de corte, comprimento total minimo de 30mm, haste com diâmetro de 3,175 ou 1/8”</text:p>
          </table:table-cell>
          <table:table-cell office:value-type="string" calcext:value-type="string">
            <text:p><text:a xlink:href="https://www.codigog.com.br/item-Fresa_de_Gravacao_Flat_90_graus__x_0.2mm_Metal_Duro-157.htm" xlink:type="simple">Link1</text:a>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90º T0,3mm</text:p>
          </table:table-cell>
          <table:table-cell office:value-type="string" calcext:value-type="string">
            <text:p>Fresa para confecção de PCB com ângulo de corte de 90º,0,3mm de comprimento de corte, comprimento total minimo de 30mm, haste com diâmetro de 3,175 ou 1/8”</text:p>
          </table:table-cell>
          <table:table-cell office:value-type="string" calcext:value-type="string">
            <text:p><text:a xlink:href="https://www.codigog.com.br/item-Fresa_de_Gravacao_Flat_90_graus__x_0.2mm_Metal_Duro-157.htm" xlink:type="simple">Link1</text:a></text:p>
          </table:table-cell>
          <table:table-cell office:value-type="string" calcext:value-type="string">
            <text:p>NJ3.9003*38</text:p>
          </table:table-cell>
        </table:table-row>
        <table:table-row table:style-name="ro1">
          <table:table-cell/>
          <table:table-cell office:value-type="string" calcext:value-type="string">
            <text:p>A90º T0,4mm</text:p>
          </table:table-cell>
          <table:table-cell office:value-type="string" calcext:value-type="string">
            <text:p>Fresa para confecção de PCB com ângulo de corte de 90º,0,4mm de comprimento de corte, comprimento total minimo de 30mm, haste com diâmetro de 3,175 ou 1/8”</text:p>
          </table:table-cell>
          <table:table-cell office:value-type="string" calcext:value-type="string">
            <text:p><text:a xlink:href="https://www.codigog.com.br/item-Fresa_de_Gravacao_Flat_90_graus__x_0.4mm_Metal_Duro-1099.htm" xlink:type="simple">Link1</text:a>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90º T0,5mm</text:p>
          </table:table-cell>
          <table:table-cell office:value-type="string" calcext:value-type="string">
            <text:p>Fresa para confecção de PCB com ângulo de corte de 90º,0,5mm de comprimento de corte, comprimento total minimo de 30mm, haste com diâmetro de 3,175 ou 1/8”</text:p>
          </table:table-cell>
          <table:table-cell office:value-type="string" calcext:value-type="string">
            <text:p><text:a xlink:href="https://www.codigog.com.br/item-Fresa_de_Gravacao_Flat_90_graus__x_0.5mm_Metal_Duro-578.htm" xlink:type="simple">Link1</text:a>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iada 1mm</text:p>
          </table:table-cell>
          <table:table-cell office:value-type="string" calcext:value-type="string">
            <text:p>Fresa raiada confeccionada em carboneto de tungstênio e cobertura de AlTin, com diâmentro de corte de 1mm, comprimento de corte de 7mm, comprimento total minimo de 38mm, haste de 3,175 ou 1/8’</text:p>
          </table:table-cell>
          <table:table-cell office:value-type="string" calcext:value-type="string">
            <text:p><text:a xlink:href="https://www.codigog.com.br/item-Fresa_Raiada_1.0mm_x_7mm_Metal_Duro_com_cobertura_de_AlTin-96.htm" xlink:type="simple">Link1</text:a>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iada 2mm</text:p>
          </table:table-cell>
          <table:table-cell office:value-type="string" calcext:value-type="string">
            <text:p>Fresa raiada confeccionada em carboneto de tungstênio e cobertura de AlTin, com diâmentro de corte de 2mm, comprimento de corte de 10.5mm, comprimento total minimo de 38mm, haste de 3,175 ou 1/8’</text:p>
          </table:table-cell>
          <table:table-cell office:value-type="string" calcext:value-type="string">
            <text:p><text:a xlink:href="https://www.codigog.com.br/item-Fresa_Raiada_2.0mm_x_10.5mm_Metal_Duro_com_cobertura_de_AlTin-65.htm" xlink:type="simple">Link1</text:a>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iada 3mm</text:p>
          </table:table-cell>
          <table:table-cell office:value-type="string" calcext:value-type="string">
            <text:p>Fresa raiada confeccionada em carboneto de tungstênio e cobertura de AlTin, com diâmentro de corte de 3mm, comprimento de corte de 12mm, comprimento total minimo de 38mm, haste de 3,175 ou 1/8’</text:p>
          </table:table-cell>
          <table:table-cell office:value-type="string" calcext:value-type="string">
            <text:p><text:a xlink:href="https://www.codigog.com.br/item-Fresa_Raiada_3.0mm_x_12mm_Metal_Duro_com_cobertura_de_AlTin-64.htm" xlink:type="simple">Link1</text:a>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aiada 4mm</text:p>
          </table:table-cell>
          <table:table-cell office:value-type="string" calcext:value-type="string">
            <text:p>Fresa raiada confeccionada em carboneto de tungstênio e cobertura de AlTin, com diâmentro de corte de 4mm, comprimento de corte de 22mm, comprimento total minimo de 46mm, haste de 3,175 ou 1/8’</text:p>
          </table:table-cell>
          <table:table-cell office:value-type="string" calcext:value-type="string">
            <text:p><text:a xlink:href="https://www.codigog.com.br/item-Fresa_Raiada_4mm_x_22mm_Metal_Duro_com_cobertura_de_AlTin-308.htm" xlink:type="simple">Link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7T14:01:05.466000000</meta:creation-date>
    <dc:date>2020-08-17T15:12:36.651000000</dc:date>
    <meta:editing-duration>PT38S</meta:editing-duration>
    <meta:editing-cycles>1</meta:editing-cycles>
    <meta:document-statistic meta:table-count="1" meta:cell-count="53" meta:object-count="0"/>
    <meta:generator>LibreOffice/6.4.4.2$Windows_X86_64 LibreOffice_project/3d775be2011f3886db32dfd395a6a6d1ca2630ff</meta:generator>
  </office:meta>
</office:document-meta>
</file>